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cm" svg:stroke-color="#cccccc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99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6666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3cm" svg:stroke-color="#333333" draw:marker-start-width="0.245cm" draw:marker-end-width="0.245cm" draw:fill="solid" draw:fill-color="#ff6666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draw:stroke="solid" svg:stroke-width="0.03cm" svg:stroke-color="#333333" draw:marker-start-width="0.245cm" draw:marker-end-width="0.245cm" draw:fill="solid" draw:fill-color="#0000cc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draw:stroke="solid" svg:stroke-width="0.03cm" svg:stroke-color="#333333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93cm" svg:y1="0.679cm" svg:x2="13.7cm" svg:y2="3.4cm">
          <text:p/>
        </draw:line>
        <draw:line draw:style-name="gr1" draw:text-style-name="P1" draw:layer="layout" svg:x1="0.893cm" svg:y1="0.679cm" svg:x2="7.593cm" svg:y2="0.679cm">
          <text:p/>
        </draw:line>
        <draw:line draw:style-name="gr1" draw:text-style-name="P1" draw:layer="layout" svg:x1="0.86cm" svg:y1="5.048cm" svg:x2="0.86cm" svg:y2="0.548cm">
          <text:p/>
        </draw:line>
        <draw:line draw:style-name="gr2" draw:text-style-name="P1" draw:layer="layout" svg:x1="4.087cm" svg:y1="6.279cm" svg:x2="7.587cm" svg:y2="6.279cm">
          <text:p/>
        </draw:line>
        <draw:line draw:style-name="gr2" draw:text-style-name="P1" draw:layer="layout" svg:x1="4.087cm" svg:y1="3.279cm" svg:x2="4.087cm" svg:y2="6.279cm">
          <text:p/>
        </draw:line>
        <draw:line draw:style-name="gr2" draw:text-style-name="P1" draw:layer="layout" svg:x1="4.087cm" svg:y1="6.279cm" svg:x2="7.587cm" svg:y2="3.279cm">
          <text:p/>
        </draw:line>
        <draw:line draw:style-name="gr2" draw:text-style-name="P1" draw:layer="layout" svg:x1="7.587cm" svg:y1="6.279cm" svg:x2="4.087cm" svg:y2="3.279cm">
          <text:p/>
        </draw:line>
        <draw:line draw:style-name="gr2" draw:text-style-name="P1" draw:layer="layout" svg:x1="7.587cm" svg:y1="3.279cm" svg:x2="7.587cm" svg:y2="6.279cm">
          <text:p/>
        </draw:line>
        <draw:line draw:style-name="gr2" draw:text-style-name="P1" draw:layer="layout" svg:x1="7.493cm" svg:y1="6.279cm" svg:x2="10.593cm" svg:y2="4.779cm">
          <text:p/>
        </draw:line>
        <draw:line draw:style-name="gr2" draw:text-style-name="P1" draw:layer="layout" svg:x1="7.493cm" svg:y1="3.379cm" svg:x2="10.593cm" svg:y2="4.779cm">
          <text:p/>
        </draw:line>
        <draw:line draw:style-name="gr3" draw:text-style-name="P1" draw:layer="layout" svg:x1="4.087cm" svg:y1="3.279cm" svg:x2="7.587cm" svg:y2="3.279cm">
          <text:p/>
        </draw:line>
        <draw:line draw:style-name="gr3" draw:text-style-name="P1" draw:layer="layout" svg:x1="10.579cm" svg:y1="4.793cm" svg:x2="13.679cm" svg:y2="3.293cm">
          <text:p/>
        </draw:line>
        <draw:line draw:style-name="gr3" draw:text-style-name="P1" draw:layer="layout" svg:x1="10.579cm" svg:y1="4.779cm" svg:x2="13.679cm" svg:y2="6.279cm">
          <text:p/>
        </draw:line>
        <draw:line draw:style-name="gr3" draw:text-style-name="P1" draw:layer="layout" svg:x1="7.536cm" svg:y1="0.593cm" svg:x2="7.536cm" svg:y2="3.593cm">
          <text:p/>
        </draw:line>
        <draw:custom-shape draw:style-name="gr4" draw:text-style-name="P2" draw:layer="layout" svg:width="1.314cm" svg:height="1.314cm" svg:x="6.879cm" svg:y="0.022cm">
          <text:p text:style-name="P2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.893cm" svg:y1="4.793cm" svg:x2="3.993cm" svg:y2="3.293cm">
          <text:p/>
        </draw:line>
        <draw:line draw:style-name="gr3" draw:text-style-name="P1" draw:layer="layout" svg:x1="0.893cm" svg:y1="4.779cm" svg:x2="3.993cm" svg:y2="6.279cm">
          <text:p/>
        </draw:line>
        <draw:custom-shape draw:style-name="gr5" draw:text-style-name="P2" draw:layer="layout" svg:width="1.314cm" svg:height="1.314cm" svg:x="9.893cm" svg:y="4.165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14cm" svg:height="1.314cm" svg:x="6.879cm" svg:y="5.665cm">
          <text:p text:style-name="P2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14cm" svg:height="1.314cm" svg:x="6.879cm" svg:y="2.665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13cm" svg:height="1.314cm" svg:x="3.469cm" svg:y="5.665cm">
          <text:p text:style-name="P2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313cm" svg:height="1.314cm" svg:x="3.469cm" svg:y="2.665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14cm" svg:height="1.314cm" svg:x="12.979cm" svg:y="2.679cm">
          <text:p text:style-name="P2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14cm" svg:height="1.314cm" draw:transform="rotate (-3.14159265358979) translate (14.301cm 6.975cm)">
          <text:p text:style-name="P2"><text:span text:style-name="T1">6</text:span></text:p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14cm" svg:height="1.314cm" svg:x="0.207cm" svg:y="4.165cm">
          <text:p text:style-name="P2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314cm" svg:height="1.314cm" svg:x="0.207cm" svg:y="0.022cm">
          <text:p text:style-name="P2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argi-1.2b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4T13:49:32.485983052</meta:creation-date>
    <dc:date>2014-02-17T17:05:16.309687664</dc:date>
    <meta:editing-duration>PT2H38M19S</meta:editing-duration>
    <meta:editing-cycles>4</meta:editing-cycles>
    <meta:generator>LibreOffice/4.1.4.2$Linux_X86_64 LibreOffice_project/410m0$Build-2</meta:generator>
    <meta:print-date>2014-02-17T15:18:31.892575490</meta:print-date>
    <meta:document-statistic meta:object-count="26"/>
  </office:meta>
</office:document-meta>
</file>